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1" text:outline-level="1"><text:span text:style-name="T1">General information on “SimInTech</text:span><text:span text:style-name="T2"> </text:span><text:span text:style-name="T1">Tables Editor” program</text:span></text:h>
          </table:table-cell>
        </table:table-row>
        <table:table-row table:style-name="Table1.2">
          <table:table-cell table:style-name="Table1.A2" office:value-type="string">
            <text:p text:style-name="P1"><text:span text:style-name="T1">“SimInTech</text:span> <text:span text:style-name="T1">Tables Editor” program is included into the set of SimInTech and allows tables with characteristics of technical devices to be created and edited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ая информация о программе «Редактор таблиц МВТУ-4»</dc:title>
    <dc:date>2014-09-22T17:13:29.02</dc:date>
    <meta:generator>OpenOffice/4.1.1$Win32 OpenOffice.org_project/411m6$Build-9775</meta:generator>
    <meta:editing-duration>PT5H4M9S</meta:editing-duration>
    <meta:editing-cycles>110</meta:editing-cycles>
    <meta:document-statistic meta:table-count="1" meta:image-count="0" meta:object-count="0" meta:page-count="1" meta:paragraph-count="2" meta:word-count="32" meta:character-count="213"/>
    <meta:user-defined meta:name="Поле 1"/>
    <meta:user-defined meta:name="Поле 2"/>
    <meta:user-defined meta:name="Поле 3"/>
    <meta:user-defined meta:name="Поле 4"/>
  </office:meta>
</office:document-meta>
</file>